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UnitDaoImpl.getDeplo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setDeployDate( Date deploy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DeploymentUni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setDeploymentUni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Proc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setDeployer( String deploy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Process( final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UnitDao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createProcess( QName pid , QName type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ploymentUnitDaoImpl.setProcesses( Collection &lt; ProcessConfDaoImpl &gt; proc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isMember( ProcessConfDAO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aoImpl.getDeplo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